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4edf" officeooo:paragraph-rsid="00054edf"/>
    </style:style>
    <style:style style:name="P2" style:family="paragraph" style:parent-style-name="Standard" style:list-style-name="L1">
      <style:text-properties officeooo:rsid="00054edf" officeooo:paragraph-rsid="00054edf"/>
    </style:style>
    <style:style style:name="P3" style:family="paragraph" style:parent-style-name="Standard">
      <style:text-properties officeooo:rsid="00054edf" officeooo:paragraph-rsid="00055570"/>
    </style:style>
    <style:style style:name="T1" style:family="text">
      <style:text-properties officeooo:rsid="00055570"/>
    </style:style>
    <style:style style:name="T2" style:family="text">
      <style:text-properties officeooo:rsid="0006c936"/>
    </style:style>
    <style:style style:name="T3" style:family="text">
      <style:text-properties officeooo:rsid="0006f1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8:</text:p>
      <text:list xml:id="list445647930685815432" text:style-name="L1">
        <text:list-item>
          <text:p text:style-name="P2">Features: characteristics</text:p>
        </text:list-item>
        <text:list-item>
          <text:p text:style-name="P2">Shady government agency = unofficial</text:p>
        </text:list-item>
      </text:list>
      <text:p text:style-name="P1"/>
      <text:p text:style-name="P1">Who: iOS users and Apple, Israeli intelligence agency, Lookout</text:p>
      <text:p text:style-name="P1">When: August 2016</text:p>
      <text:p text:style-name="P3">Where: Revealed in the UK</text:p>
      <text:p text:style-name="P3"><text:tab/>All the world was touched</text:p>
      <text:p text:style-name="P1"><text:tab/>Program developed in Israel (or is it)</text:p>
      <text:p text:style-name="P1">What: Virus that is capable of hacking any iPhone in the world</text:p>
      <text:p text:style-name="P1"><text:tab/>It can steal data from important p<text:span text:style-name="T1">eople (politicians, big managers, departments…)</text:span></text:p>
      <text:p text:style-name="P1"/>
      <text:p text:style-name="P1">→<text:span text:style-name="T1"> It’s not a surprise because we’ve heard about cases like this before (e g: Facebook)</text:span></text:p>
      <text:p text:style-name="P1">→<text:span text:style-name="T1"> We became aware of our vulnerability because of the recent Facebook / Apple attacks</text:span></text:p>
      <text:p text:style-name="P1">→<text:span text:style-name="T1"> When we use internet, everything that we will do next will be known</text:span></text:p>
      <text:p text:style-name="P1">→<text:span text:style-name="T1"> It’s a breach to privacy and we saw that personal information is very important</text:span></text:p>
      <text:p text:style-name="P1">→<text:span text:style-name="T2"> When you search something on the internet, cookies appear and you might see an add for what you searched before</text:span></text:p>
      <text:p text:style-name="P1">→<text:span text:style-name="T2"> When you hack someone’s mobile, it’s like stealing someone’s life / privacy</text:span></text:p>
      <text:p text:style-name="P1">→<text:span text:style-name="T2"> The virus shows us that the mobile devices are very integrated in our society</text:span></text:p>
      <text:p text:style-name="P1">→<text:span text:style-name="T2"> People are unaware that they let companies have access to their data</text:span></text:p>
      <text:p text:style-name="P1">→ <text:span text:style-name="T3">We can suppose that Pegasus is only the begi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23:48.110000000</meta:creation-date>
    <dc:date>2018-10-18T14:56:21.966000000</dc:date>
    <meta:editing-duration>PT53S</meta:editing-duration>
    <meta:editing-cycles>1</meta:editing-cycles>
    <meta:document-statistic meta:table-count="0" meta:image-count="0" meta:object-count="0" meta:page-count="1" meta:paragraph-count="19" meta:word-count="195" meta:character-count="1093" meta:non-whitespace-character-count="916"/>
    <meta:generator>LibreOffice/5.1.6.2$Windows_x86 LibreOffice_project/07ac168c60a517dba0f0d7bc7540f5afa45f0909</meta:generator>
  </office:meta>
</office:document-meta>
</file>